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700000014C7F7017BFF31FF4B.png" manifest:media-type="image/png"/>
  <manifest:file-entry manifest:full-path="Pictures/1000016D000002610000021D77324A9E5A55DAD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Noto Sans Regular3" svg:font-family="'Noto Sans Regular'" style:font-adornments="Normal" style:font-family-generic="roman" style:font-pitch="variable"/>
    <style:font-face style:name="Noto Sans Regular4" svg:font-family="'Noto Sans Regular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6.569cm" svg:height="14.716cm" svg:x="5.5cm" svg:y="0.5cm">
          <draw:image xlink:href="Pictures/1000016D000002610000021D77324A9E5A55DADD.svg" xlink:type="simple" xlink:show="embed" xlink:actuate="onLoad" draw:mime-type="image/svg+xml">
            <text:p/>
          </draw:image>
          <draw:image xlink:href="Pictures/100000010000001700000014C7F7017BFF31FF4B.png" xlink:type="simple" xlink:show="embed" xlink:actuate="onLoad" draw:mime-type="image/png"/>
          <svg:title>React Logo</svg:title>
        </draw:frame>
        <draw:frame presentation:style-name="pr1" draw:text-style-name="P2" draw:layer="layout" svg:width="24cm" svg:height="3.465cm" svg:x="2cm" svg:y="8.268cm" presentation:class="title" presentation:user-transformed="true">
          <draw:text-box>
            <text:p text:style-name="P2">Développez une application Web avec React et React Rout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2.63cm" svg:x="2cm" svg:y="0.627cm" presentation:class="title" presentation:user-transformed="true">
          <draw:text-box>
            <text:p text:style-name="P2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2"><text:span text:style-name="T1">Qu’est ce que SportSee</text:span></text:p>
              </text:list-item>
              <text:list-item>
                <text:p text:style-name="P4"><text:span text:style-name="T1">La mission</text:span></text:p>
              </text:list-item>
              <text:list-item>
                <text:p text:style-name="P4"><text:span text:style-name="T1">Récupération des données auprès de l’API</text:span></text:p>
              </text:list-item>
              <text:list-item>
                <text:p text:style-name="P4"><text:span text:style-name="T1">Création et affichage des graphiques</text:span></text:p>
              </text:list-item>
              <text:list-item>
                <text:p text:style-name="P4"><text:span text:style-name="T1">Séparation logique du code dans des composants réutilisab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2" draw:layer="layout" svg:width="25cm" svg:height="3cm" svg:x="2cm" svg:y="0.5cm" presentation:class="title">
          <draw:text-box>
            <text:p>Qu’est ce que SportSee</text:p>
          </draw:text-box>
        </draw:frame>
        <draw:frame presentation:style-name="pr7" draw:text-style-name="P2" draw:layer="layout" svg:width="25cm" svg:height="9.5cm" svg:x="2cm" svg:y="4cm" presentation:class="outline">
          <draw:text-box>
            <text:list text:style-name="L3">
              <text:list-item>
                <text:p>Startup dédiée au coaching sportif.</text:p>
              </text:list-item>
              <text:list-item>
                <text:p text:style-name="P6">En pleine croissance, l’entreprise va aujourd’hui lancer une nouvelle version de la page prof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2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2" draw:layer="layout" svg:width="25cm" svg:height="9.5cm" svg:x="2cm" svg:y="4cm" presentation:class="outline" presentation:user-transformed="true">
          <draw:text-box>
            <text:list text:style-name="L3">
              <text:list-item>
                <text:p>L’objectif est de refaire la page profil avec React.</text:p>
              </text:list-item>
              <text:list-item>
                <text:p>Le projet intègre des graphiques sur l’activité sportive de l’utilisateur. Il Faut donc utiliser une librairie externe qui prendra en charge la conversion des données en graphique.</text:p>
              </text:list-item>
              <text:list-item>
                <text:p>Crées une classe de modélisation des données pour s'assurer de toujours formater correctement les données de l'API avant de les utiliser.</text:p>
              </text:list-item>
              <text:list-item>
                <text:p>Documenter le proj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Noto Sans Regular3" svg:font-family="'Noto Sans Regular'" style:font-adornments="Normal" style:font-family-generic="roman" style:font-pitch="variable"/>
    <style:font-face style:name="Noto Sans Regular4" svg:font-family="'Noto Sans Regular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18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18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  <style:text-properties fo:font-size="21pt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  <style:text-properties fo:font-size="21pt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  <style:text-properties fo:font-size="21pt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  <style:text-properties fo:font-size="21pt"/>
    </style:style>
    <style:style style:name="Impress1-outline6" style:family="presentation" style:parent-style-name="Impress1-outline5">
      <style:paragraph-properties fo:margin-left="0cm" fo:margin-right="0cm" fo:margin-top="0cm" fo:margin-bottom="0.075cm" fo:text-indent="0cm"/>
      <style:text-properties fo:font-size="21pt"/>
    </style:style>
    <style:style style:name="Impress1-outline7" style:family="presentation" style:parent-style-name="Impress1-outline6">
      <style:paragraph-properties fo:margin-left="0cm" fo:margin-right="0cm" fo:margin-top="0cm" fo:margin-bottom="0.075cm" fo:text-indent="0cm"/>
      <style:text-properties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5cm" fo:text-indent="0cm"/>
      <style:text-properties fo:font-size="15pt" style:font-size-asian="15pt" style:font-size-complex="15pt"/>
    </style:style>
    <style:style style:name="Impress1-outline9" style:family="presentation" style:parent-style-name="Impress1-outline8">
      <style:paragraph-properties fo:margin-left="0cm" fo:margin-right="0cm" fo:margin-top="0cm" fo:margin-bottom="0.075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7:17:49.484000000</meta:creation-date>
    <meta:editing-duration>PT1H2M50S</meta:editing-duration>
    <meta:editing-cycles>21</meta:editing-cycles>
    <meta:generator>LibreOffice/7.2.7.2$Linux_X86_64 LibreOffice_project/20$Build-2</meta:generator>
    <dc:title>Impress</dc:title>
    <dc:date>2022-06-27T11:09:02.195825552</dc:date>
    <meta:document-statistic meta:object-count="50"/>
  </office:meta>
</office:document-meta>
</file>